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971" officeooo:paragraph-rsid="00067971"/>
    </style:style>
    <style:style style:name="P2" style:family="paragraph" style:parent-style-name="Standard">
      <style:text-properties fo:language="en" fo:country="US" officeooo:rsid="00048d12" officeooo:paragraph-rsid="00048d12"/>
    </style:style>
    <style:style style:name="P3" style:family="paragraph" style:parent-style-name="Standard">
      <style:text-properties fo:language="en" fo:country="US" officeooo:rsid="00048d12" officeooo:paragraph-rsid="0012ade5"/>
    </style:style>
    <style:style style:name="P4" style:family="paragraph" style:parent-style-name="Standard">
      <style:text-properties fo:language="en" fo:country="US" officeooo:rsid="0008119e" officeooo:paragraph-rsid="0008119e"/>
    </style:style>
    <style:style style:name="P5" style:family="paragraph" style:parent-style-name="Standard">
      <style:text-properties fo:language="en" fo:country="US" officeooo:rsid="00141948" officeooo:paragraph-rsid="00141948"/>
    </style:style>
    <style:style style:name="P6" style:family="paragraph" style:parent-style-name="Standard">
      <style:text-properties fo:language="en" fo:country="US" officeooo:rsid="0015e1ae" officeooo:paragraph-rsid="0015e1ae"/>
    </style:style>
    <style:style style:name="P7" style:family="paragraph" style:parent-style-name="Standard">
      <style:text-properties fo:language="en" fo:country="US" officeooo:rsid="00181598" officeooo:paragraph-rsid="00181598"/>
    </style:style>
    <style:style style:name="P8" style:family="paragraph" style:parent-style-name="Standard">
      <style:text-properties fo:language="en" fo:country="US" officeooo:rsid="001ba2a2" officeooo:paragraph-rsid="001ba2a2"/>
    </style:style>
    <style:style style:name="P9" style:family="paragraph" style:parent-style-name="Text_20_body" style:list-style-name="L4">
      <style:paragraph-properties fo:margin-top="0in" fo:margin-bottom="0in" loext:contextual-spacing="false" fo:line-height="100%"/>
      <style:text-properties fo:language="en" fo:country="US" officeooo:paragraph-rsid="000c9563"/>
    </style:style>
    <style:style style:name="P10" style:family="paragraph" style:parent-style-name="Text_20_body" style:list-style-name="L4">
      <style:paragraph-properties fo:margin-top="0in" fo:margin-bottom="0in" loext:contextual-spacing="false" fo:line-height="100%"/>
      <style:text-properties officeooo:paragraph-rsid="000c9563"/>
    </style:style>
    <style:style style:name="P11" style:family="paragraph" style:parent-style-name="Text_20_body" style:list-style-name="L5">
      <style:paragraph-properties fo:margin-top="0in" fo:margin-bottom="0in" loext:contextual-spacing="false" fo:line-height="100%"/>
      <style:text-properties officeooo:rsid="0012ade5" officeooo:paragraph-rsid="0012ade5"/>
    </style:style>
    <style:style style:name="P12" style:family="paragraph" style:parent-style-name="Title">
      <style:text-properties fo:language="en" fo:country="US"/>
    </style:style>
    <style:style style:name="P13" style:family="paragraph" style:parent-style-name="Subtitle">
      <style:text-properties fo:language="en" fo:country="US"/>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font-weight="normal" style:font-weight-asian="normal" style:font-weight-complex="normal"/>
    </style:style>
    <style:style style:name="T10" style:family="text">
      <style:text-properties fo:font-weight="normal" officeooo:rsid="0008119e" style:font-weight-asian="normal" style:font-weight-complex="normal"/>
    </style:style>
    <style:style style:name="T11" style:family="text">
      <style:text-properties officeooo:rsid="0009831c"/>
    </style:style>
    <style:style style:name="T12" style:family="text">
      <style:text-properties officeooo:rsid="000984fd"/>
    </style:style>
    <style:style style:name="T13" style:family="text">
      <style:text-properties officeooo:rsid="000b6167"/>
    </style:style>
    <style:style style:name="T14" style:family="text">
      <style:text-properties officeooo:rsid="000c9563"/>
    </style:style>
    <style:style style:name="T15" style:family="text">
      <style:text-properties officeooo:rsid="001137fe"/>
    </style:style>
    <style:style style:name="T16" style:family="text">
      <style:text-properties officeooo:rsid="0012ade5"/>
    </style:style>
    <style:style style:name="T17" style:family="text">
      <style:text-properties officeooo:rsid="0012ade5" fo:background-color="#ffff00" loext:char-shading-value="0"/>
    </style:style>
    <style:style style:name="T18" style:family="text">
      <style:text-properties officeooo:rsid="00177334"/>
    </style:style>
    <style:style style:name="T19" style:family="text">
      <style:text-properties officeooo:rsid="00183935"/>
    </style:style>
    <style:style style:name="T20" style:family="text">
      <style:text-properties officeooo:rsid="001ba2a2"/>
    </style:style>
    <style:style style:name="T21" style:family="text">
      <style:text-properties officeooo:rsid="001cbd2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irst Steps in Arduino</text:p>
      <text:p text:style-name="P13">March 2016</text:p>
      <text:p text:style-name="P2"/>
      <text:p text:style-name="P2">Project Name: </text:p>
      <text:p text:style-name="P2"><text:span text:style-name="T13">Author:</text:span> Filip Kolev</text:p>
      <text:p text:style-name="P2"/>
      <text:h text:style-name="Heading_20_1" text:outline-level="1"><text:span text:style-name="T14">Course </text:span>Outline</text:h>
      <text:p text:style-name="P1"><text:span text:style-name="T8">The course </text:span><text:span text:style-name="T4">“</text:span><text:span text:style-name="T6">First Steps in Arduino” aims to familiarize the students with the capabilities of the world’s most popular platform for amateur electronics. It introduces the basic usage of digital and analog GPIO pins for reading the state of sensors and controlling different electrical components and lays down the fundamentals of working with resistors, diodes, transistors, relays, etc. as well as the principles of drawing electric circuit diagrams. </text:span></text:p>
      <text:p text:style-name="P2"/>
      <text:h text:style-name="Heading_20_2" text:outline-level="2">Available Hardware:</text:h>
      <text:p text:style-name="P2"/>
      <text:list xml:id="list9198523319660068054" text:style-name="L4">
        <text:list-item>
          <text:p text:style-name="P10"><text:span text:style-name="T5">1 </text:span><text:span text:style-name="T6">Genuino Uno board</text:span></text:p>
        </text:list-item>
        <text:list-item>
          <text:p text:style-name="P10"><text:span text:style-name="T7">1 </text:span><text:span text:style-name="T4">USB </text:span><text:span text:style-name="T6">cable</text:span><text:span text:style-name="T4"> А </text:span><text:span text:style-name="T6">to</text:span><text:span text:style-name="T4"> В</text:span></text:p>
        </text:list-item>
        <text:list-item>
          <text:p text:style-name="P10"><text:span text:style-name="T4">1 </text:span><text:span text:style-name="T6">breadboard with 840 tie points</text:span></text:p>
        </text:list-item>
        <text:list-item>
          <text:p text:style-name="P10"><text:span text:style-name="T4">70 </text:span><text:span text:style-name="T6">jumpers of various length</text:span></text:p>
        </text:list-item>
        <text:list-item>
          <text:p text:style-name="P9"><text:span text:style-name="T3">6</text:span> <text:span text:style-name="T3">LEDs (2 green, 2 yellow, 2 red)</text:span></text:p>
        </text:list-item>
        <text:list-item>
          <text:p text:style-name="P9"><text:span text:style-name="T3">3 push-buttons 6x6 mm</text:span></text:p>
        </text:list-item>
        <text:list-item>
          <text:p text:style-name="P10"><text:span text:style-name="T4">1 </text:span>light-dependent resistor <text:span text:style-name="T3">(</text:span><text:span text:style-name="T9">LDR</text:span><text:span text:style-name="T10">)</text:span></text:p>
        </text:list-item>
        <text:list-item>
          <text:p text:style-name="P9">1 <text:span text:style-name="T12">piezoelectric buzzer</text:span></text:p>
        </text:list-item>
        <text:list-item>
          <text:p text:style-name="P9">3 <text:span text:style-name="T11">potentiometers</text:span> 10<text:span text:style-name="T11">K</text:span> <text:span text:style-name="T11">ohm</text:span></text:p>
        </text:list-item>
        <text:list-item>
          <text:p text:style-name="P9">5 <text:span text:style-name="T11">resistors</text:span> 220 <text:span text:style-name="T11">ohm</text:span></text:p>
        </text:list-item>
        <text:list-item>
          <text:p text:style-name="P9">5 <text:span text:style-name="T11">resistors</text:span> 10<text:span text:style-name="T11">K</text:span> <text:span text:style-name="T11">ohm</text:span></text:p>
        </text:list-item>
        <text:list-item>
          <text:p text:style-name="P9">1 <text:span text:style-name="T11">electrical motor</text:span></text:p>
        </text:list-item>
        <text:list-item>
          <text:p text:style-name="P9">1 <text:span text:style-name="T12">H-bridge motor driver</text:span></text:p>
        </text:list-item>
        <text:list-item>
          <text:p text:style-name="P9">1 <text:span text:style-name="T11">MOSFET</text:span> IRF530</text:p>
        </text:list-item>
        <text:list-item>
          <text:p text:style-name="P9">1 <text:span text:style-name="T11">bipolar transistor</text:span> BC547</text:p>
        </text:list-item>
        <text:list-item>
          <text:p text:style-name="P9">1 <text:span text:style-name="T11">rectifier diode</text:span> 1N4007</text:p>
        </text:list-item>
        <text:list-item>
          <text:p text:style-name="P9"><text:span text:style-name="T3">1 relay</text:span></text:p>
        </text:list-item>
      </text:list>
      <text:p text:style-name="P2"/>
      <text:p text:style-name="P2"/>
      <text:h text:style-name="Heading_20_2" text:outline-level="2">Require<text:span text:style-name="T1">ments</text:span></text:h>
      <text:p text:style-name="P4">The formal requirements for the project are that the students use at least one of each type of input and output device: one digital input, one digital output, one analog input and one analog output.</text:p>
      <text:p text:style-name="P2"/>
      <text:p text:style-name="P2"/>
      <text:h text:style-name="Heading_20_1" text:outline-level="1"><text:soft-page-break/>Project <text:span text:style-name="T15">D</text:span>escription</text:h>
      <text:p text:style-name="P3"/>
      <text:h text:style-name="Heading_20_2" text:outline-level="2">Basic <text:span text:style-name="T2">workflow</text:span></text:h>
      <text:p text:style-name="P3"/>
      <text:p text:style-name="P2"><text:span text:style-name="T17">TODO</text:span><text:span text:style-name="T16">: Diagrams</text:span> 1 and 2</text:p>
      <text:p text:style-name="P2"/>
      <text:h text:style-name="Heading_20_2" text:outline-level="2">Pin map</text:h>
      <text:list xml:id="list1771976007810651000" text:style-name="L5">
        <text:list-item>
          <text:p text:style-name="P11">Digital GPIO:</text:p>
          <text:list>
            <text:list-item>
              <text:p text:style-name="P11">0 (RX) – free</text:p>
            </text:list-item>
            <text:list-item>
              <text:p text:style-name="P11">1 (TX) – free</text:p>
            </text:list-item>
            <text:list-item>
              <text:p text:style-name="P11">2</text:p>
            </text:list-item>
            <text:list-item>
              <text:p text:style-name="P11">~3</text:p>
            </text:list-item>
            <text:list-item>
              <text:p text:style-name="P11">4</text:p>
            </text:list-item>
            <text:list-item>
              <text:p text:style-name="P11">~5</text:p>
            </text:list-item>
            <text:list-item>
              <text:p text:style-name="P11">~6</text:p>
            </text:list-item>
            <text:list-item>
              <text:p text:style-name="P11">7</text:p>
            </text:list-item>
            <text:list-item>
              <text:p text:style-name="P11">8</text:p>
            </text:list-item>
            <text:list-item>
              <text:p text:style-name="P11">~9</text:p>
            </text:list-item>
            <text:list-item>
              <text:p text:style-name="P11">~10</text:p>
            </text:list-item>
            <text:list-item>
              <text:p text:style-name="P11">~11</text:p>
            </text:list-item>
            <text:list-item>
              <text:p text:style-name="P11">12</text:p>
            </text:list-item>
            <text:list-item>
              <text:p text:style-name="P11">13 (<text:span text:style-name="T18">with built-in</text:span> 220 ohm resistor)</text:p>
            </text:list-item>
          </text:list>
        </text:list-item>
        <text:list-item>
          <text:p text:style-name="P11">Analog IN:</text:p>
          <text:list>
            <text:list-item>
              <text:p text:style-name="P11">A0</text:p>
            </text:list-item>
            <text:list-item>
              <text:p text:style-name="P11">A1</text:p>
            </text:list-item>
            <text:list-item>
              <text:p text:style-name="P11">A2</text:p>
            </text:list-item>
            <text:list-item>
              <text:p text:style-name="P11">A3</text:p>
            </text:list-item>
            <text:list-item>
              <text:p text:style-name="P11">A4</text:p>
            </text:list-item>
            <text:list-item>
              <text:p text:style-name="P11">A5</text:p>
            </text:list-item>
          </text:list>
        </text:list-item>
      </text:list>
      <text:h text:style-name="Heading_20_2" text:outline-level="2">Used hardware</text:h>
      <text:p text:style-name="P7">Genuino Uno board</text:p>
      <text:p text:style-name="P7">USB cable</text:p>
      <text:p text:style-name="P7"><text:span text:style-name="T19">b</text:span>readboard</text:p>
      <text:p text:style-name="P5">6 LEDs</text:p>
      <text:p text:style-name="P5">5 resistors 220 ohm</text:p>
      <text:p text:style-name="P5">3 push-buttons</text:p>
      <text:p text:style-name="P5">3 resistors 10K ohm</text:p>
      <text:p text:style-name="P5">1 piezoelectric buzzer</text:p>
      <text:p text:style-name="P5">2 potentiometers</text:p>
      <text:p text:style-name="P7">1 LDR</text:p>
      <text:p text:style-name="P7">1 electrical motor</text:p>
      <text:p text:style-name="P7"><text:soft-page-break/>1 H-bridge motor driver</text:p>
      <text:p text:style-name="P7">X jumpers</text:p>
      <text:p text:style-name="P5"/>
      <text:h text:style-name="Heading_20_2" text:outline-level="2">Workflow Overview</text:h>
      <text:p text:style-name="P8">System Description</text:p>
      <text:p text:style-name="P2"/>
      <text:p text:style-name="P2">Energy <text:span text:style-name="T20">S</text:span>ource</text:p>
      <text:p text:style-name="P2"/>
      <text:p text:style-name="P2">Pool <text:span text:style-name="T20">S</text:span>tatus LEDs</text:p>
      <text:p text:style-name="P2"/>
      <text:p text:style-name="P2">Motor <text:span text:style-name="T20">C</text:span>ontrol <text:span text:style-name="T20">B</text:span>uttons</text:p>
      <text:p text:style-name="P2"/>
      <text:p text:style-name="P2">Motor <text:span text:style-name="T20">S</text:span>peed <text:span text:style-name="T20">R</text:span>egulator</text:p>
      <text:p text:style-name="P2"/>
      <text:p text:style-name="P2">Release <text:span text:style-name="T20">V</text:span>alve</text:p>
      <text:p text:style-name="P2"/>
      <text:p text:style-name="P2">Net <text:span text:style-name="T20">I</text:span>nflow LEDs</text:p>
      <text:p text:style-name="P2"/>
      <text:p text:style-name="P2"><text:span text:style-name="T20">Idle Motor</text:span> <text:span text:style-name="T20">S</text:span>ignal</text:p>
      <text:p text:style-name="P2"/>
      <text:p text:style-name="P2">Logs</text:p>
      <text:p text:style-name="P2"/>
      <text:h text:style-name="Heading_20_2" text:outline-level="2">Code Overview</text:h>
      <text:p text:style-name="P6"><text:span text:style-name="T21">Used </text:span>Libraries</text:p>
      <text:p text:style-name="P6">Header <text:span text:style-name="T21">F</text:span>iles</text:p>
      <text:p text:style-name="P6">Functions</text:p>
      <text:p text:style-name="P6">Debounce</text:p>
      <text:p text:style-name="P6">Loggi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6T12:04:18.974475961</dc:date>
    <meta:editing-duration>PT2H18M29S</meta:editing-duration>
    <meta:editing-cycles>22</meta:editing-cycles>
    <meta:generator>LibreOffice/5.1.2.2$Linux_X86_64 LibreOffice_project/10m0$Build-2</meta:generator>
    <meta:document-statistic meta:table-count="0" meta:image-count="0" meta:object-count="0" meta:page-count="3" meta:paragraph-count="82" meta:word-count="343" meta:character-count="1775" meta:non-whitespace-character-count="1549"/>
  </office:meta>
</office:document-meta>
</file>